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0.9874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722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6598in"/>
    </style:style>
    <style:style style:name="co11" style:family="table-column">
      <style:table-column-properties fo:break-before="auto" style:column-width="1.0957in"/>
    </style:style>
    <style:style style:name="co12" style:family="table-column">
      <style:table-column-properties fo:break-before="auto" style:column-width="1.5937in"/>
    </style:style>
    <style:style style:name="co13" style:family="table-column">
      <style:table-column-properties fo:break-before="auto" style:column-width="1.0457in"/>
    </style:style>
    <style:style style:name="co14" style:family="table-column">
      <style:table-column-properties fo:break-before="auto" style:column-width="0.9835in"/>
    </style:style>
    <style:style style:name="co15" style:family="table-column">
      <style:table-column-properties fo:break-before="auto" style:column-width="4.188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Low_alpha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office:value-type="string" table:number-columns-spanned="12" table:number-rows-spanned="1">
            <text:p>Mu = {0,1,2} | Sigma = 1| Alpha = 0.1 | 20 Simulations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>
            <text:p>Tau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string">
            <text:p>{0.1, 0.3}</text:p>
          </table:table-cell>
          <table:table-cell office:value-type="string">
            <text:p>Spectral</text:p>
          </table:table-cell>
          <table:table-cell office:value-type="string">
            <text:p>RBF</text:p>
          </table:table-cell>
          <table:table-cell office:value-type="string">
            <text:p>Entropy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290 (0.173)</text:p>
          </table:table-cell>
          <table:table-cell office:value-type="string">
            <text:p>0.279 (0.205)</text:p>
          </table:table-cell>
          <table:table-cell office:value-type="string">
            <text:p>0.279 (0.173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Entropy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284 (0.253)</text:p>
          </table:table-cell>
          <table:table-cell office:value-type="string">
            <text:p>0.279 (0.274)</text:p>
          </table:table-cell>
          <table:table-cell office:value-type="string">
            <text:p>0.284 (0.253)</text:p>
          </table:table-cell>
          <table:table-cell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Levensthein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275 (0.147)</text:p>
          </table:table-cell>
          <table:table-cell office:value-type="string">
            <text:p>0.195 (0.156)</text:p>
          </table:table-cell>
          <table:table-cell office:value-type="string">
            <text:p>0.272 (0.148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e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260 (0.126)</text:p>
          </table:table-cell>
          <table:table-cell office:value-type="string">
            <text:p>0.200 (0.150)</text:p>
          </table:table-cell>
          <table:table-cell office:value-type="string">
            <text:p>0.258 (0.127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uclidean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215 (0.144)</text:p>
          </table:table-cell>
          <table:table-cell office:value-type="string">
            <text:p>0.126 (0.159)</text:p>
          </table:table-cell>
          <table:table-cell office:value-type="string">
            <text:p>0.211 (0.144)</text:p>
          </table:table-cell>
          <table:table-cell/>
        </table:table-row>
        <table:table-row table:style-name="ro1">
          <table:table-cell table:style-name="ce2" office:value-type="string">
            <text:p>{0.1, 0.5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824 (0.166)</text:p>
          </table:table-cell>
          <table:table-cell table:style-name="ce2" office:value-type="string">
            <text:p>0.837 (0.170)</text:p>
          </table:table-cell>
          <table:table-cell table:style-name="ce2" office:value-type="string">
            <text:p>0.824 (0.166)</text:p>
          </table:table-cell>
          <table:table-cell table:style-name="ce2"/>
        </table:table-row>
        <table:table-row table:style-name="ro1">
          <table:table-cell/>
          <table:table-cell table:style-name="ce4"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Entropy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636 (0.213)</text:p>
          </table:table-cell>
          <table:table-cell office:value-type="string">
            <text:p>0.661 (0.205)</text:p>
          </table:table-cell>
          <table:table-cell office:value-type="string">
            <text:p>0.636 (0.213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e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532 (0.182)</text:p>
          </table:table-cell>
          <table:table-cell office:value-type="string">
            <text:p>0.543 (0.206)</text:p>
          </table:table-cell>
          <table:table-cell office:value-type="string">
            <text:p>0.531 (0.182)</text:p>
          </table:table-cell>
          <table:table-cell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Levensthein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411 (0.125)</text:p>
          </table:table-cell>
          <table:table-cell office:value-type="string">
            <text:p>0.333 (0.160)</text:p>
          </table:table-cell>
          <table:table-cell office:value-type="string">
            <text:p>0.410 (0.127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uclidean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242 (0.163)</text:p>
          </table:table-cell>
          <table:table-cell office:value-type="string">
            <text:p>0.132 (0.187)</text:p>
          </table:table-cell>
          <table:table-cell office:value-type="string">
            <text:p>0.238 (0.165)</text:p>
          </table:table-cell>
          <table:table-cell/>
        </table:table-row>
        <table:table-row table:style-name="ro1">
          <table:table-cell table:style-name="ce2" office:value-type="string">
            <text:p>{0.1, 0.7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number-columns-repeated="3" table:style-name="ce2" office:value-type="string">
            <text:p>1.00 (0.000)</text:p>
          </table:table-cell>
          <table:table-cell table:style-name="ce2" office:value-type="string">
            <text:p>Many more</text:p>
          </table:table-cell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Entropy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726 (0.228)</text:p>
          </table:table-cell>
          <table:table-cell office:value-type="string">
            <text:p>0.750 (0.214)</text:p>
          </table:table-cell>
          <table:table-cell office:value-type="string">
            <text:p>0.726 (0.228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e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721 (0.211)</text:p>
          </table:table-cell>
          <table:table-cell office:value-type="string">
            <text:p>0.741 (0.207)</text:p>
          </table:table-cell>
          <table:table-cell office:value-type="string">
            <text:p>0.721 (0.211)</text:p>
          </table:table-cell>
          <table:table-cell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Levensthein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333 (0.147)</text:p>
          </table:table-cell>
          <table:table-cell office:value-type="string">
            <text:p>0.222 (0.195)</text:p>
          </table:table-cell>
          <table:table-cell office:value-type="string">
            <text:p>0.329 (0.150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uclidean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314 (0.223)</text:p>
          </table:table-cell>
          <table:table-cell office:value-type="string">
            <text:p>0.233 (0.257)</text:p>
          </table:table-cell>
          <table:table-cell office:value-type="string">
            <text:p>0.311 (0.224)</text:p>
          </table:table-cell>
          <table:table-cell/>
        </table:table-row>
        <table:table-row table:style-name="ro1">
          <table:table-cell table:style-name="ce2" table:number-columns-repeated="13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id_alpha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table:number-columns-spanned="12" table:number-rows-spanned="1">
            <text:p>Mu = {0,1,2} | Sigma = 1| Alpha = 0.5 | 20 Simulations</text:p>
          </table:table-cell>
          <table:covered-table-cell table:number-columns-repeated="7"/>
          <table:covered-table-cell table:style-name="Default"/>
          <table:covered-table-cell table:number-columns-repeated="3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Tau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string">
            <text:p>{0.1, 0.3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187 (0.170)</text:p>
          </table:table-cell>
          <table:table-cell table:style-name="ce2" office:value-type="string">
            <text:p>0.155 (0.187)</text:p>
          </table:table-cell>
          <table:table-cell table:style-name="ce2" office:value-type="string">
            <text:p>0.187 (0.170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DR</text:p>
          </table:table-cell>
          <table:table-cell table:style-name="ce3" office:value-type="string">
            <text:p>Bad-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107 (0.079)</text:p>
          </table:table-cell>
          <table:table-cell table:style-name="ce3" office:value-type="string">
            <text:p>0.016(0.054)</text:p>
          </table:table-cell>
          <table:table-cell table:style-name="ce3" office:value-type="string">
            <text:p>0.097 (0.079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DR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090 (0.108)</text:p>
          </table:table-cell>
          <table:table-cell table:style-name="ce8" office:value-type="string">
            <text:p>0.060 (0.134) </text:p>
          </table:table-cell>
          <table:table-cell table:style-name="ce3" office:value-type="string">
            <text:p>0.090 (0.108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Category 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089 (0.152)</text:p>
          </table:table-cell>
          <table:table-cell table:style-name="ce3" office:value-type="string">
            <text:p>0.034 (0.131)</text:p>
          </table:table-cell>
          <table:table-cell table:style-name="ce3" office:value-type="string">
            <text:p>0.089 (0.151)</text:p>
          </table:table-cell>
          <table:table-cell/>
        </table:table-row>
        <table:table-row table:style-name="ro1">
          <table:table-cell table:style-name="ce3"/>
          <table:table-cell table:style-name="ce4" office:value-type="string">
            <text:p>K-Means</text:p>
          </table:table-cell>
          <table:table-cell table:style-name="ce4" office:value-type="string">
            <text:p>Euclidean</text:p>
          </table:table-cell>
          <table:table-cell table:style-name="ce4" office:value-type="string">
            <text:p>Concat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office:value-type="string">
            <text:p>0.050 (0.073)</text:p>
          </table:table-cell>
          <table:table-cell table:style-name="ce4" office:value-type="string">
            <text:p>0.016 (0.098)</text:p>
          </table:table-cell>
          <table:table-cell table:style-name="ce4" office:value-type="string">
            <text:p>0.050 (0.073)</text:p>
          </table:table-cell>
          <table:table-cell table:style-name="ce10"/>
        </table:table-row>
        <table:table-row table:style-name="ro1">
          <table:table-cell table:style-name="ce2" office:value-type="string">
            <text:p>{0.1, 0.5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769 (0.179)</text:p>
          </table:table-cell>
          <table:table-cell table:style-name="ce2" office:value-type="string">
            <text:p>0.783 (0.185)</text:p>
          </table:table-cell>
          <table:table-cell table:style-name="ce2" office:value-type="string">
            <text:p>0.769 (0.179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DR</text:p>
          </table:table-cell>
          <table:table-cell table:style-name="ce3" office:value-type="string">
            <text:p>Bad-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335 (0.172)</text:p>
          </table:table-cell>
          <table:table-cell table:style-name="ce3" office:value-type="string">
            <text:p>0.252 (0.191)</text:p>
          </table:table-cell>
          <table:table-cell table:style-name="ce3" office:value-type="string">
            <text:p>0.333 (0.174)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Levensthein</text:p>
          </table:table-cell>
          <table:table-cell table:style-name="ce3" office:value-type="string">
            <text:p>Choice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324 (0.116)</text:p>
          </table:table-cell>
          <table:table-cell table:style-name="ce3" office:value-type="string">
            <text:p>0.213 (0.128)</text:p>
          </table:table-cell>
          <table:table-cell table:style-name="ce3" office:value-type="string">
            <text:p>0.322 (0.117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DR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221 (0.182)</text:p>
          </table:table-cell>
          <table:table-cell table:style-name="ce3" office:value-type="string">
            <text:p>0.149 (0.161)</text:p>
          </table:table-cell>
          <table:table-cell table:style-name="ce3" office:value-type="string">
            <text:p>0.221 (0.181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e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137 (0.137)</text:p>
          </table:table-cell>
          <table:table-cell table:style-name="ce3" office:value-type="string">
            <text:p>0.110 (0.152)</text:p>
          </table:table-cell>
          <table:table-cell table:style-name="ce3" office:value-type="string">
            <text:p>0.136 (0.137)</text:p>
          </table:table-cell>
          <table:table-cell/>
        </table:table-row>
        <table:table-row table:style-name="ro1">
          <table:table-cell table:style-name="ce2" office:value-type="string">
            <text:p>{0.1, 0.7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926 (0.136)</text:p>
          </table:table-cell>
          <table:table-cell table:style-name="ce2" office:value-type="string">
            <text:p>0.932 (0.129)</text:p>
          </table:table-cell>
          <table:table-cell table:style-name="ce2" office:value-type="string">
            <text:p>0.926 (0.136)</text:p>
          </table:table-cell>
          <table:table-cell table:style-name="ce9"/>
        </table:table-row>
        <table:table-row table:style-name="ro1">
          <table:table-cell table:style-name="ce3"/>
          <table:table-cell table:style-name="ce4" office:value-type="string">
            <text:p>Spectral</text:p>
          </table:table-cell>
          <table:table-cell table:style-name="ce4" office:value-type="string">
            <text:p>EDR</text:p>
          </table:table-cell>
          <table:table-cell table:style-name="ce4" office:value-type="string">
            <text:p>Bad-Choice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0.510 (0.201)</text:p>
          </table:table-cell>
          <table:table-cell table:style-name="ce4" office:value-type="string">
            <text:p>0.483 (0.235)</text:p>
          </table:table-cell>
          <table:table-cell table:style-name="ce4" office:value-type="string">
            <text:p>0.510 (0.201)</text:p>
          </table:table-cell>
          <table:table-cell table:style-name="ce10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RBF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444 (0.212)</text:p>
          </table:table-cell>
          <table:table-cell table:style-name="ce3" office:value-type="string">
            <text:p>0.436 (0.229)</text:p>
          </table:table-cell>
          <table:table-cell table:style-name="ce3" office:value-type="string">
            <text:p>0.444 (0.212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e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402 (0.228)</text:p>
          </table:table-cell>
          <table:table-cell table:style-name="ce3" office:value-type="string">
            <text:p>0.395 (0.247)</text:p>
          </table:table-cell>
          <table:table-cell table:style-name="ce3" office:value-type="string">
            <text:p>0.402 (0.228)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Levensthein</text:p>
          </table:table-cell>
          <table:table-cell table:style-name="ce3" office:value-type="string">
            <text:p>Choice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340 (0.127)</text:p>
          </table:table-cell>
          <table:table-cell table:style-name="ce3" office:value-type="string">
            <text:p>0.230 (0.160)</text:p>
          </table:table-cell>
          <table:table-cell table:style-name="ce3" office:value-type="string">
            <text:p>0.338 (0.129)</text:p>
          </table:table-cell>
          <table:table-cell/>
        </table:table-row>
        <table:table-row table:style-name="ro1">
          <table:table-cell table:style-name="ce2" office:value-type="string">
            <text:p>{0.1, 1.0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number-columns-repeated="3" table:style-name="ce2" office:value-type="string">
            <text:p>1.000 (1.000)</text:p>
          </table:table-cell>
          <table:table-cell table:style-name="ce9" office:value-type="string">
            <text:p>WARD</text:p>
          </table:table-cell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DTW</text:p>
          </table:table-cell>
          <table:table-cell table:style-name="ce3" office:value-type="string">
            <text:p>Bad-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735 (0.285)</text:p>
          </table:table-cell>
          <table:table-cell table:style-name="ce3" office:value-type="string">
            <text:p>0.732 (0.305)</text:p>
          </table:table-cell>
          <table:table-cell table:style-name="ce3" office:value-type="string">
            <text:p>0.735 (0.285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RBF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654 (0.241)</text:p>
          </table:table-cell>
          <table:table-cell table:style-name="ce3" office:value-type="string">
            <text:p>0.669 (0.245)</text:p>
          </table:table-cell>
          <table:table-cell table:style-name="ce3" office:value-type="string">
            <text:p>0.654 (0.241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e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606 (0.235)</text:p>
          </table:table-cell>
          <table:table-cell table:style-name="ce3" office:value-type="string">
            <text:p>0.603 (0.251)</text:p>
          </table:table-cell>
          <table:table-cell table:style-name="ce3" office:value-type="string">
            <text:p>0.606 (0.236)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Levensthein</text:p>
          </table:table-cell>
          <table:table-cell table:style-name="ce3" office:value-type="string">
            <text:p>Choice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356 (0.095)</text:p>
          </table:table-cell>
          <table:table-cell table:style-name="ce3" office:value-type="string">
            <text:p>0.240 (0.135)</text:p>
          </table:table-cell>
          <table:table-cell table:style-name="ce3" office:value-type="string">
            <text:p>0.354 (0.096)</text:p>
          </table:table-cell>
          <table:table-cell/>
        </table:table-row>
        <table:table-row table:style-name="ro1">
          <table:table-cell table:style-name="ce2" table:number-columns-repeated="12"/>
          <table:table-cell table:style-name="ce9"/>
        </table:table-row>
        <table:table-row table:style-name="ro1" table:number-rows-repeated="8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>
          <table:table-cell table:style-name="ce4"/>
          <table:table-cell table:style-name="ce5"/>
          <table:table-cell table:style-name="ce4" table:number-columns-repeated="10"/>
          <table:table-cell table:style-name="ce10"/>
        </table:table-row>
        <table:table-row table:style-name="ro1">
          <table:table-cell table:number-columns-repeated="4"/>
          <table:table-cell table:style-name="ce3" table:number-columns-repeated="4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3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47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 table:number-rows-repeated="104848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alpha" table:style-name="ta1" table:print="false">
        <table:table-column table:style-name="co1" table:number-columns-repeated="12" table:default-cell-style-name="ce3"/>
        <table:table-column table:style-name="co1" table:default-cell-style-name="Default"/>
        <table:table-row table:style-name="ro1">
          <table:table-cell table:style-name="Default" office:value-type="string" table:number-columns-spanned="12" table:number-rows-spanned="1">
            <text:p>Mu = {0,1,2} | Sigma = 1| Alpha = 1 | 20 Simulations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1" office:value-type="string">
            <text:p>Tau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string">
            <text:p>{0.1, 0.3}</text:p>
          </table:table-cell>
          <table:table-cell office:value-type="string">
            <text:p>Average</text:p>
          </table:table-cell>
          <table:table-cell office:value-type="string">
            <text:p>Euclidian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101 (0.051)</text:p>
          </table:table-cell>
          <table:table-cell office:value-type="string">
            <text:p>0.005 (0.023)</text:p>
          </table:table-cell>
          <table:table-cell office:value-type="string">
            <text:p>0.088 (0.050)</text:p>
          </table:table-cell>
          <table:table-cell/>
        </table:table-row>
        <table:table-row table:style-name="ro1">
          <table:table-cell/>
          <table:table-cell office:value-type="string">
            <text:p>Average</text:p>
          </table:table-cell>
          <table:table-cell office:value-type="string">
            <text:p>Euclidian</text:p>
          </table:table-cell>
          <table:table-cell office:value-type="string">
            <text:p>Entropy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093 (0.060)</text:p>
          </table:table-cell>
          <table:table-cell office:value-type="string">
            <text:p>0.006 (0.024)</text:p>
          </table:table-cell>
          <table:table-cell office:value-type="string">
            <text:p>0.084 (0.057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Overlap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091 (0.073)</text:p>
          </table:table-cell>
          <table:table-cell office:value-type="string">
            <text:p>0.007 (0.029)</text:p>
          </table:table-cell>
          <table:table-cell office:value-type="string">
            <text:p>0.084 (0.070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Entropy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71 (0.077)</text:p>
          </table:table-cell>
          <table:table-cell office:value-type="string">
            <text:p>0.025 (0.072)</text:p>
          </table:table-cell>
          <table:table-cell office:value-type="string">
            <text:p>0.070 (0.076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57 (0.064)</text:p>
          </table:table-cell>
          <table:table-cell office:value-type="string">
            <text:p>0.014 (0.069)</text:p>
          </table:table-cell>
          <table:table-cell office:value-type="string">
            <text:p>0.057 (0.064)</text:p>
          </table:table-cell>
          <table:table-cell/>
        </table:table-row>
        <table:table-row table:style-name="ro1">
          <table:table-cell table:style-name="ce2" office:value-type="string">
            <text:p>{0.1, 0.5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RBF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256 (0.190)</text:p>
          </table:table-cell>
          <table:table-cell table:style-name="ce2" office:value-type="string">
            <text:p>0.221 (0.195)</text:p>
          </table:table-cell>
          <table:table-cell table:style-name="ce2" office:value-type="string">
            <text:p>0.255 (0.190)</text:p>
          </table:table-cell>
          <table:table-cell table:style-name="ce9"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Overlap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092 (0.079)</text:p>
          </table:table-cell>
          <table:table-cell office:value-type="string">
            <text:p>0.008 (0.041)</text:p>
          </table:table-cell>
          <table:table-cell office:value-type="string">
            <text:p>0.087 (0.075)</text:p>
          </table:table-cell>
          <table:table-cell/>
        </table:table-row>
        <table:table-row table:style-name="ro1">
          <table:table-cell/>
          <table:table-cell office:value-type="string">
            <text:p>Ward</text:p>
          </table:table-cell>
          <table:table-cell office:value-type="string">
            <text:p>Euclidian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92 (0.085)</text:p>
          </table:table-cell>
          <table:table-cell office:value-type="string">
            <text:p>0.007 (0.040)</text:p>
          </table:table-cell>
          <table:table-cell office:value-type="string">
            <text:p>0.088 (0.082)</text:p>
          </table:table-cell>
          <table:table-cell office:value-type="string">
            <text:p>Spectral EDR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Entropy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80 (0.100)</text:p>
          </table:table-cell>
          <table:table-cell office:value-type="string">
            <text:p>0.043 (0.122)</text:p>
          </table:table-cell>
          <table:table-cell office:value-type="string">
            <text:p>0.079 (0.100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62 (0.093)</text:p>
          </table:table-cell>
          <table:table-cell office:value-type="string">
            <text:p>0.026 (0.116)</text:p>
          </table:table-cell>
          <table:table-cell office:value-type="string">
            <text:p>0.062 (0.093)</text:p>
          </table:table-cell>
          <table:table-cell/>
        </table:table-row>
        <table:table-row table:style-name="ro1">
          <table:table-cell table:style-name="ce2" office:value-type="string">
            <text:p>{0.1, 0.7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618 (0.192)</text:p>
          </table:table-cell>
          <table:table-cell table:style-name="ce2" office:value-type="string">
            <text:p>0.627 (0.201)</text:p>
          </table:table-cell>
          <table:table-cell table:style-name="ce2" office:value-type="string">
            <text:p>0.617 (0.192)</text:p>
          </table:table-cell>
          <table:table-cell table:style-name="ce9"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Levensthein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252 (0.137)</text:p>
          </table:table-cell>
          <table:table-cell office:value-type="string">
            <text:p>0.163 (0.147)</text:p>
          </table:table-cell>
          <table:table-cell office:value-type="string">
            <text:p>0.249 (0.137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RBF</text:p>
          </table:table-cell>
          <table:table-cell office:value-type="string">
            <text:p>Entropy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215 (0.158)</text:p>
          </table:table-cell>
          <table:table-cell office:value-type="string">
            <text:p>0.207 (0.188)</text:p>
          </table:table-cell>
          <table:table-cell office:value-type="string">
            <text:p>0.215 (0.157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205 (0.218)</text:p>
          </table:table-cell>
          <table:table-cell office:value-type="string">
            <text:p>0.192 (0.247)</text:p>
          </table:table-cell>
          <table:table-cell office:value-type="string">
            <text:p>0.205 (0.218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185 (0.205)</text:p>
          </table:table-cell>
          <table:table-cell office:value-type="string">
            <text:p>0.165 (0.225)</text:p>
          </table:table-cell>
          <table:table-cell office:value-type="string">
            <text:p>0.185 (0.205)</text:p>
          </table:table-cell>
          <table:table-cell/>
        </table:table-row>
        <table:table-row table:style-name="ro1">
          <table:table-cell table:style-name="ce2" office:value-type="string">
            <text:p>{0.1, 1.0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RBF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952 (0.098)</text:p>
          </table:table-cell>
          <table:table-cell table:style-name="ce2" office:value-type="string">
            <text:p>0.960 (0.082)</text:p>
          </table:table-cell>
          <table:table-cell table:style-name="ce2" office:value-type="string">
            <text:p>0.952 (0.098)</text:p>
          </table:table-cell>
          <table:table-cell table:style-name="ce9" office:value-type="string">
            <text:p>K-Means</text:p>
          </table:table-cell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489 (0.269)</text:p>
          </table:table-cell>
          <table:table-cell office:value-type="string">
            <text:p>0.491 (0.290)</text:p>
          </table:table-cell>
          <table:table-cell office:value-type="string">
            <text:p>0.488 (0.269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453 (0.214)</text:p>
          </table:table-cell>
          <table:table-cell office:value-type="string">
            <text:p>0.427 (0.252)</text:p>
          </table:table-cell>
          <table:table-cell office:value-type="string">
            <text:p>0.452 (0.215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Entropy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406 (0.203)</text:p>
          </table:table-cell>
          <table:table-cell office:value-type="string">
            <text:p>0.403 (0.226)</text:p>
          </table:table-cell>
          <table:table-cell office:value-type="string">
            <text:p>0.406 (0.203)</text:p>
          </table:table-cell>
          <table:table-cell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Levensthein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324 (0.145)</text:p>
          </table:table-cell>
          <table:table-cell office:value-type="string">
            <text:p>0.217 (0.186)</text:p>
          </table:table-cell>
          <table:table-cell office:value-type="string">
            <text:p>0.320 (0.148)</text:p>
          </table:table-cell>
          <table:table-cell/>
        </table:table-row>
        <table:table-row table:style-name="ro1">
          <table:table-cell table:style-name="ce2" table:number-columns-repeated="12"/>
          <table:table-cell table:style-name="ce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6/24/2016</text:date>, <text:time>23:5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6-23T19:09:41</meta:creation-date>
    <dc:date>2016-06-24T23:51:53</dc:date>
    <dc:creator>Heinzel Mann</dc:creator>
    <meta:editing-duration>PT5H9M9S</meta:editing-duration>
    <meta:editing-cycles>17</meta:editing-cycles>
    <meta:generator>OpenOffice/4.1.2$Unix OpenOffice.org_project/412m3$Build-9782</meta:generator>
    <meta:document-statistic meta:table-count="3" meta:cell-count="442" meta:object-count="0"/>
  </office:meta>
</office:document-meta>
</file>